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officeooo:rsid="0011ca30" officeooo:paragraph-rsid="0011ca30"/>
    </style:style>
    <style:style style:name="P4" style:family="paragraph" style:parent-style-name="Standard" style:list-style-name="L3">
      <style:text-properties officeooo:rsid="00130cbd" officeooo:paragraph-rsid="00130cbd"/>
    </style:style>
    <style:style style:name="P5" style:family="paragraph" style:parent-style-name="Standard" style:list-style-name="L4">
      <style:text-properties officeooo:rsid="001378f2" officeooo:paragraph-rsid="001378f2"/>
    </style:style>
    <style:style style:name="T1" style:family="text">
      <style:text-properties officeooo:rsid="000f1c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78f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fedc9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30cb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0cbd" style:font-weight-asian="normal" style:font-weight-complex="normal"/>
    </style:style>
    <style:style style:name="T9" style:family="text">
      <style:text-properties officeooo:rsid="001378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</text:span>xplica<text:span text:style-name="T1">r la </text:span><text:s/>Generació<text:span text:style-name="T1">n</text:span> Automática de Persist<text:span text:style-name="T1">e</text:span>ncia. </text:p>
      <text:list xml:id="list3518567997553745479" text:style-name="L1">
        <text:list-item>
          <text:p text:style-name="P1">en qué consiste</text:p>
        </text:list-item>
        <text:list-item>
          <text:p text:style-name="P1">en qué casos <text:span text:style-name="T1">e</text:span>s útil</text:p>
        </text:list-item>
        <text:list-item>
          <text:p text:style-name="P1">requisit<text:span text:style-name="T1">o</text:span>s que han de satisf<text:span text:style-name="T1">ac</text:span>er <text:span text:style-name="T1">estas herramientas</text:span></text:p>
        </text:list-item>
        <text:list-item>
          <text:p text:style-name="P1">problem<text:span text:style-name="T1">a</text:span>s que presenta esta estrat<text:span text:style-name="T1">e</text:span>gia</text:p>
        </text:list-item>
        <text:list-item>
          <text:p text:style-name="P1">etc. </text:p>
        </text:list-item>
      </text:list>
      <text:p text:style-name="Standard"/>
      <text:p text:style-name="Standard">Cal explicar tamb<text:span text:style-name="T1">i</text:span>é<text:span text:style-name="T1">n</text:span> qué <text:span text:style-name="T1">quiere</text:span> d<text:span text:style-name="T1">ec</text:span>ir ORM</text:p>
      <text:list xml:id="list765368438864838184" text:style-name="L2">
        <text:list-item>
          <text:p text:style-name="P2">la s<text:span text:style-name="T1">u</text:span> problemática i utili<text:span text:style-name="T1">d</text:span>a<text:span text:style-name="T1">d</text:span></text:p>
        </text:list-item>
        <text:list-item>
          <text:p text:style-name="P2">to<text:span text:style-name="T1">do</text:span>s <text:span text:style-name="T1">los</text:span> tem<text:span text:style-name="T1">a</text:span>s relaciona<text:span text:style-name="T1">do</text:span>s que consideré<text:span text:style-name="T1">is</text:span> interesant<text:span text:style-name="T1">e</text:span>s.</text:p>
        </text:list-item>
      </text:list>
      <text:p text:style-name="Standard"/>
      <text:p text:style-name="Standard"><text:line-break/><text:span text:style-name="T4">ORM (Object-Rational mapping)</text:span></text:p>
      <text:p text:style-name="P3"/>
      <text:p text:style-name="P3">Técnica para convertir datos entre <text:span text:style-name="T5">sistemas </text:span><text:span text:style-name="T6">de tipos</text:span> orientados a objetos incompatibles.</text:p>
      <text:p text:style-name="P3"/>
      <text:list xml:id="list6604265055761048561" text:style-name="L3">
        <text:list-item>
          <text:p text:style-name="P4"><text:span text:style-name="T2">Sistema de tipos</text:span>: modo en que un lenguaje de programación clasifica los valores, los manipula <text:span text:style-name="T9">y el modo en que éstos</text:span> interactúan.</text:p>
        </text:list-item>
      </text:list>
      <text:p text:style-name="P3"/>
      <text:p text:style-name="P3">Esto crea una <text:span text:style-name="T2">base de datos </text:span><text:span text:style-name="T3">orientada a</text:span><text:span text:style-name="T2"> objetos</text:span><text:span text:style-name="T7"> virtual que puede </text:span><text:span text:style-name="T8">ser usado por un lenguaje de programación.</text:span></text:p>
      <text:p text:style-name="P3"><text:span text:style-name="T8"/></text:p>
      <text:list xml:id="list3033639994094128846" text:style-name="L4">
        <text:list-item>
          <text:p text:style-name="P5"><text:span text:style-name="T2">Base de datos orientada a objetos</text:span>: BD en la que la información se presenta mediante objetos de un lenguaje de programación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6:06:34.810980000</meta:creation-date>
    <dc:date>2014-11-27T18:45:35.257077000</dc:date>
    <meta:editing-duration>PT21M54S</meta:editing-duration>
    <meta:editing-cycles>2</meta:editing-cycles>
    <meta:generator>LibreOffice/4.3.4.1$MacOSX_x86 LibreOffice_project/bc356b2f991740509f321d70e4512a6a54c5f243</meta:generator>
    <meta:document-statistic meta:table-count="0" meta:image-count="0" meta:object-count="0" meta:page-count="1" meta:paragraph-count="14" meta:word-count="132" meta:character-count="795" meta:non-whitespace-character-count="682"/>
  </office:meta>
</office:document-meta>
</file>